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 fo:text-align="center" style:justify-single-word="false"/>
    </style:style>
    <style:style style:name="P2" style:family="paragraph" style:parent-style-name="Standard">
      <style:paragraph-properties fo:margin-top="0cm" fo:margin-bottom="0.353cm" style:contextual-spacing="false" fo:line-height="115%" fo:text-align="start" style:justify-single-word="false"/>
    </style:style>
    <style:style style:name="P3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officeooo:paragraph-rsid="00090438"/>
    </style:style>
    <style:style style:name="P4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Calibri" fo:font-size="10pt" fo:font-weight="normal" fo:background-color="transparent" style:font-name-asian="Calibri" style:font-name-complex="Calibri"/>
    </style:style>
    <style:style style:name="P5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use-window-font-color="true" loext:opacity="0%" style:font-name="Calibri" fo:font-size="20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Calibri" style:font-name-complex="Calibri"/>
    </style:style>
    <style:style style:name="T1" style:family="text">
      <style:text-properties style:use-window-font-color="true" loext:opacity="0%" style:font-name="Calibri" fo:font-size="26pt" fo:font-weight="bold" fo:background-color="transparent" loext:char-shading-value="0" style:font-name-asian="Calibri" style:font-name-complex="Calibri"/>
    </style:style>
    <style:style style:name="T2" style:family="text">
      <style:text-properties style:use-window-font-color="true" loext:opacity="0%" style:font-name="Calibri" fo:font-size="11pt" fo:font-weight="normal" fo:background-color="transparent" loext:char-shading-value="0" style:font-name-asian="Calibri" style:font-name-complex="Calibri"/>
    </style:style>
    <style:style style:name="T3" style:family="text">
      <style:text-properties style:use-window-font-color="true" loext:opacity="0%" style:font-name="Calibri" fo:font-size="14pt" fo:font-weight="bold" fo:background-color="transparent" loext:char-shading-value="0" style:font-name-asian="Calibri" style:font-name-complex="Calibri"/>
    </style:style>
    <style:style style:name="T4" style:family="text">
      <style:text-properties style:use-window-font-color="true" loext:opacity="0%" style:font-name="Calibri" fo:font-size="14pt" fo:font-weight="normal" fo:background-color="transparent" loext:char-shading-value="0" style:font-name-asian="Calibri" style:font-name-complex="Calibri"/>
    </style:style>
    <style:style style:name="T5" style:family="text">
      <style:text-properties style:use-window-font-color="true" loext:opacity="0%" style:font-name="Calibri" fo:font-size="14pt" fo:font-weight="normal" officeooo:rsid="000874c5" fo:background-color="transparent" loext:char-shading-value="0" style:font-name-asian="Calibri" style:font-name-complex="Calibri"/>
    </style:style>
    <style:style style:name="T6" style:family="text">
      <style:text-properties style:use-window-font-color="true" loext:opacity="0%" style:font-name="Calibri" fo:font-size="14pt" fo:font-weight="normal" officeooo:rsid="0009f31f" fo:background-color="transparent" loext:char-shading-value="0" style:font-name-asian="Calibri" style:font-name-complex="Calibri"/>
    </style:style>
    <style:style style:name="T7" style:family="text">
      <style:text-properties style:use-window-font-color="true" loext:opacity="0%" style:font-name="Calibri" fo:font-size="14pt" fo:font-weight="normal" officeooo:rsid="000a964f" fo:background-color="transparent" loext:char-shading-value="0" style:font-name-asian="Calibri" style:font-name-complex="Calibri"/>
    </style:style>
    <style:style style:name="T8" style:family="text">
      <style:text-properties style:use-window-font-color="true" loext:opacity="0%" style:font-name="Calibri" fo:font-size="14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Calibri" style:font-name-complex="Calibri"/>
    </style:style>
    <style:style style:name="T9" style:family="text">
      <style:text-properties style:use-window-font-color="true" loext:opacity="0%" style:font-name="Calibri" fo:font-size="10pt" fo:font-weight="normal" fo:background-color="transparent" loext:char-shading-value="0" style:font-name-asian="Calibri" style:font-name-complex="Calibri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asaje a tablas</text:span><text:span text:style-name="T2"/></text:p>
      <text:p text:style-name="P2"><text:span text:style-name="T3">Entidades:</text:span><text:span text:style-name="T4"/></text:p>
      <text:p text:style-name="P2"><text:span text:style-name="T4">Competidor(</text:span><text:span text:style-name="T8">CI</text:span><text:span text:style-name="T4">, Napell</text:span><text:span text:style-name="T5">i</text:span><text:span text:style-name="T4">do {Nombre, Apellido}, Fnac, Peso, Altura, Sexo, Escuela, </text:span><text:span text:style-name="T7">Dojo</text:span><text:span text:style-name="T4">)</text:span></text:p>
      <text:p text:style-name="P2"><text:span text:style-name="T4">Kata(</text:span><text:span text:style-name="T8">Nº Kata</text:span><text:span text:style-name="T4">, Nom.Kata)</text:span></text:p>
      <text:p text:style-name="P2"><text:span text:style-name="T4">Juez(</text:span><text:span text:style-name="T8">Nº</text:span><text:span text:style-name="T4">, Nom. </text:span><text:span text:style-name="T6">Juez</text:span><text:span text:style-name="T4">)</text:span></text:p>
      <text:p text:style-name="P2"><text:span text:style-name="T4">Competencia(</text:span><text:span text:style-name="T8">ID</text:span><text:span text:style-name="T4">, Tipo, Categoría, Fecha)</text:span></text:p>
      <text:p text:style-name="P2"><text:span text:style-name="T4">Grupo(</text:span><text:span text:style-name="T8">ID</text:span><text:span text:style-name="T4">, </text:span><text:span text:style-name="T8">Nº Grupo</text:span><text:span text:style-name="T4">, Color)</text:span></text:p>
      <text:p text:style-name="P2"><text:span text:style-name="T9">ID -&gt; Competencia</text:span><text:span text:style-name="T4"/></text:p>
      <text:p text:style-name="P2"><text:span text:style-name="T3">Relaciones:</text:span><text:span text:style-name="T4"/></text:p>
      <text:p text:style-name="P2"><text:span text:style-name="T4">Juzga(</text:span><text:span text:style-name="T8">Nº</text:span><text:span text:style-name="T4">, </text:span><text:span text:style-name="T8">CI</text:span><text:span text:style-name="T4">, Puntaje)</text:span></text:p>
      <text:p text:style-name="P4">Nº -&gt; Juez</text:p>
      <text:p text:style-name="P2"><text:span text:style-name="T9">CI -&gt; Competidor</text:span><text:span text:style-name="T4"/></text:p>
      <text:p text:style-name="P2"><text:span text:style-name="T4">Asiste(</text:span><text:span text:style-name="T8">N°</text:span><text:span text:style-name="T4">, </text:span><text:span text:style-name="T8">ID</text:span><text:span text:style-name="T4">)</text:span></text:p>
      <text:p text:style-name="P4">Nº -&gt; Juez</text:p>
      <text:p text:style-name="P2"><text:span text:style-name="T9">ID -&gt; Competencia</text:span><text:span text:style-name="T4"/></text:p>
      <text:p text:style-name="P3"><text:span text:style-name="T4">Forma(</text:span><text:span text:style-name="T8">ID</text:span><text:span text:style-name="T4">, Nº <text:s/>Grupo)</text:span></text:p>
      <text:p text:style-name="P4">ID -&gt; Competencia</text:p>
      <text:p text:style-name="P2"><text:span text:style-name="T9">Nº Grupo -&gt; Grupo</text:span><text:span text:style-name="T4"/></text:p>
      <text:p text:style-name="P2"><text:span text:style-name="T4">Elige(</text:span><text:span text:style-name="T8">CI</text:span><text:span text:style-name="T4">, Nº Kata)</text:span></text:p>
      <text:p text:style-name="P4">CI -&gt; Competidor</text:p>
      <text:p text:style-name="P4">Nº Kata -&gt; Kata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Calibri1" fo:font-size="11pt" fo:language="es" fo:country="UY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1" fo:font-size="11pt" fo:language="es" fo:country="UY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7-22T20:13:00.069000000</dc:date>
    <meta:editing-duration>PT22M45S</meta:editing-duration>
    <meta:editing-cycles>6</meta:editing-cycles>
    <meta:generator>LibreOffice/7.5.5.2$Windows_X86_64 LibreOffice_project/ca8fe7424262805f223b9a2334bc7181abbcbf5e</meta:generator>
    <meta:document-statistic meta:table-count="0" meta:image-count="0" meta:object-count="0" meta:page-count="1" meta:paragraph-count="21" meta:word-count="69" meta:character-count="437" meta:non-whitespace-character-count="388"/>
  </office:meta>
</office:document-meta>
</file>